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Maple Mono" svg:font-family="'Maple Mono'"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automatic-styles>
    <style:style style:name="P1" style:family="paragraph" style:parent-style-name="Standard">
      <style:text-properties style:font-name="Maple Mono" fo:font-size="8pt" officeooo:rsid="000f7410" officeooo:paragraph-rsid="000f7410" style:font-size-asian="8pt" style:font-size-complex="8pt"/>
    </style:style>
    <style:style style:name="P2" style:family="paragraph" style:parent-style-name="Standard">
      <style:text-properties style:font-name="Maple Mono" fo:font-size="8pt" officeooo:rsid="00190abb" officeooo:paragraph-rsid="0019a929" style:font-size-asian="8pt" style:font-size-complex="8pt"/>
    </style:style>
    <style:style style:name="P3" style:family="paragraph" style:parent-style-name="Standard">
      <style:text-properties style:font-name="Maple Mono" fo:font-size="8pt" officeooo:rsid="00190abb" officeooo:paragraph-rsid="00190abb" style:font-size-asian="8pt" style:font-size-complex="8pt"/>
    </style:style>
    <style:style style:name="P4" style:family="paragraph" style:parent-style-name="Standard">
      <style:text-properties style:font-name="Maple Mono" fo:font-size="8pt" officeooo:rsid="001e4b28" officeooo:paragraph-rsid="001e4b28" style:font-size-asian="8pt" style:font-size-complex="8pt"/>
    </style:style>
    <style:style style:name="P5" style:family="paragraph" style:parent-style-name="Standard">
      <style:text-properties style:font-name="Maple Mono" fo:font-size="8pt" officeooo:rsid="0015115f" officeooo:paragraph-rsid="0015115f" style:font-size-asian="8pt" style:font-size-complex="8pt"/>
    </style:style>
    <style:style style:name="P6" style:family="paragraph" style:parent-style-name="Standard">
      <style:text-properties style:font-name="Maple Mono" fo:font-size="8pt" officeooo:rsid="00472be0" officeooo:paragraph-rsid="00472be0" style:font-size-asian="8pt" style:font-size-complex="8pt"/>
    </style:style>
    <style:style style:name="P7" style:family="paragraph" style:parent-style-name="Standard">
      <style:text-properties style:font-name="Maple Mono" fo:font-size="8pt" officeooo:rsid="00472be0" officeooo:paragraph-rsid="004ce242" style:font-size-asian="8pt" style:font-size-complex="8pt"/>
    </style:style>
    <style:style style:name="P8" style:family="paragraph" style:parent-style-name="Standard">
      <style:text-properties style:font-name="Maple Mono" fo:font-size="8pt" officeooo:rsid="00472be0" officeooo:paragraph-rsid="004da9a7" style:font-size-asian="8pt" style:font-size-complex="8pt"/>
    </style:style>
    <style:style style:name="P9" style:family="paragraph" style:parent-style-name="Standard">
      <style:text-properties style:font-name="Maple Mono" fo:font-size="8pt" officeooo:rsid="00472be0" officeooo:paragraph-rsid="004ef487" style:font-size-asian="8pt" style:font-size-complex="8pt"/>
    </style:style>
    <style:style style:name="P10" style:family="paragraph" style:parent-style-name="Standard">
      <style:text-properties style:font-name="Maple Mono" fo:font-size="8pt" fo:font-weight="normal" officeooo:rsid="00472be0" officeooo:paragraph-rsid="004ef487" style:font-size-asian="8pt" style:font-weight-asian="normal" style:font-size-complex="8pt" style:font-weight-complex="normal"/>
    </style:style>
    <style:style style:name="T1" style:family="text">
      <style:text-properties officeooo:rsid="0011676b"/>
    </style:style>
    <style:style style:name="T2" style:family="text">
      <style:text-properties officeooo:rsid="0011eb0b"/>
    </style:style>
    <style:style style:name="T3" style:family="text">
      <style:text-properties officeooo:rsid="0013bcb5"/>
    </style:style>
    <style:style style:name="T4" style:family="text">
      <style:text-properties officeooo:rsid="0013eaf0"/>
    </style:style>
    <style:style style:name="T5" style:family="text">
      <style:text-properties officeooo:rsid="001555eb"/>
    </style:style>
    <style:style style:name="T6" style:family="text">
      <style:text-properties officeooo:rsid="0017ac8f"/>
    </style:style>
    <style:style style:name="T7" style:family="text">
      <style:text-properties officeooo:rsid="00188fd3"/>
    </style:style>
    <style:style style:name="T8" style:family="text">
      <style:text-properties officeooo:rsid="001b381f"/>
    </style:style>
    <style:style style:name="T9" style:family="text">
      <style:text-properties officeooo:rsid="001c1c9f"/>
    </style:style>
    <style:style style:name="T10" style:family="text">
      <style:text-properties officeooo:rsid="001ce0b5"/>
    </style:style>
    <style:style style:name="T11" style:family="text">
      <style:text-properties officeooo:rsid="001f23a4"/>
    </style:style>
    <style:style style:name="T12" style:family="text">
      <style:text-properties officeooo:rsid="0020639d"/>
    </style:style>
    <style:style style:name="T13" style:family="text">
      <style:text-properties officeooo:rsid="0021f7ce"/>
    </style:style>
    <style:style style:name="T14" style:family="text">
      <style:text-properties officeooo:rsid="00235b7c"/>
    </style:style>
    <style:style style:name="T15" style:family="text">
      <style:text-properties officeooo:rsid="0024d028"/>
    </style:style>
    <style:style style:name="T16" style:family="text">
      <style:text-properties officeooo:rsid="0025cf23"/>
    </style:style>
    <style:style style:name="T17" style:family="text">
      <style:text-properties officeooo:rsid="00277423"/>
    </style:style>
    <style:style style:name="T18" style:family="text">
      <style:text-properties officeooo:rsid="002a5489"/>
    </style:style>
    <style:style style:name="T19" style:family="text">
      <style:text-properties officeooo:rsid="002d5d99"/>
    </style:style>
    <style:style style:name="T20" style:family="text">
      <style:text-properties officeooo:rsid="002e833b"/>
    </style:style>
    <style:style style:name="T21" style:family="text">
      <style:text-properties officeooo:rsid="003083a7"/>
    </style:style>
    <style:style style:name="T22" style:family="text">
      <style:text-properties officeooo:rsid="00312ca5"/>
    </style:style>
    <style:style style:name="T23" style:family="text">
      <style:text-properties officeooo:rsid="0032ff73"/>
    </style:style>
    <style:style style:name="T24" style:family="text">
      <style:text-properties officeooo:rsid="0034a5ea"/>
    </style:style>
    <style:style style:name="T25" style:family="text">
      <style:text-properties officeooo:rsid="0036e957"/>
    </style:style>
    <style:style style:name="T26" style:family="text">
      <style:text-properties officeooo:rsid="003a1913"/>
    </style:style>
    <style:style style:name="T27" style:family="text">
      <style:text-properties officeooo:rsid="003a600c"/>
    </style:style>
    <style:style style:name="T28" style:family="text">
      <style:text-properties officeooo:rsid="003b3bea"/>
    </style:style>
    <style:style style:name="T29" style:family="text">
      <style:text-properties officeooo:rsid="003bb86f"/>
    </style:style>
    <style:style style:name="T30" style:family="text">
      <style:text-properties officeooo:rsid="003c57dc"/>
    </style:style>
    <style:style style:name="T31" style:family="text">
      <style:text-properties officeooo:rsid="003d346b"/>
    </style:style>
    <style:style style:name="T32" style:family="text">
      <style:text-properties officeooo:rsid="003e897e"/>
    </style:style>
    <style:style style:name="T33" style:family="text">
      <style:text-properties officeooo:rsid="003ed20e"/>
    </style:style>
    <style:style style:name="T34" style:family="text">
      <style:text-properties officeooo:rsid="0040663c"/>
    </style:style>
    <style:style style:name="T35" style:family="text">
      <style:text-properties officeooo:rsid="004074b2"/>
    </style:style>
    <style:style style:name="T36" style:family="text">
      <style:text-properties officeooo:rsid="0042065b"/>
    </style:style>
    <style:style style:name="T37" style:family="text">
      <style:text-properties officeooo:rsid="00446577"/>
    </style:style>
    <style:style style:name="T38" style:family="text">
      <style:text-properties officeooo:rsid="004757e4"/>
    </style:style>
    <style:style style:name="T39" style:family="text">
      <style:text-properties officeooo:rsid="0047c0e4"/>
    </style:style>
    <style:style style:name="T40" style:family="text">
      <style:text-properties officeooo:rsid="0049175e"/>
    </style:style>
    <style:style style:name="T41" style:family="text">
      <style:text-properties officeooo:rsid="004ce242"/>
    </style:style>
    <style:style style:name="T42" style:family="text">
      <style:text-properties officeooo:rsid="004da9a7"/>
    </style:style>
    <style:style style:name="T43" style:family="text">
      <style:text-properties officeooo:rsid="004ef487"/>
    </style:style>
    <style:style style:name="T44" style:family="text">
      <style:text-properties officeooo:rsid="00501eaf"/>
    </style:style>
    <style:style style:name="T45" style:family="text">
      <style:text-properties officeooo:rsid="00511185"/>
    </style:style>
    <style:style style:name="T46" style:family="text">
      <style:text-properties officeooo:rsid="0052e5f1"/>
    </style:style>
    <style:style style:name="T47" style:family="text">
      <style:text-properties fo:font-weight="bold" style:font-weight-asian="bold" style:font-weight-complex="bold"/>
    </style:style>
    <style:style style:name="T48" style:family="text">
      <style:text-properties fo:font-weight="bold" officeooo:rsid="0049175e" style:font-weight-asian="bold" style:font-weight-complex="bold"/>
    </style:style>
    <style:style style:name="T49" style:family="text">
      <style:text-properties fo:font-weight="bold" officeooo:rsid="00511185" style:font-weight-asian="bold" style:font-weight-complex="bold"/>
    </style:style>
    <style:style style:name="T50" style:family="text">
      <style:text-properties fo:font-weight="bold" officeooo:rsid="0052e5f1" style:font-weight-asian="bold" style:font-weight-complex="bold"/>
    </style:style>
    <style:style style:name="T51" style:family="text">
      <style:text-properties fo:font-weight="bold" officeooo:rsid="00501eaf" style:font-weight-asian="bold" style:font-weight-complex="bold"/>
    </style:style>
    <style:style style:name="T52" style:family="text">
      <style:text-properties fo:font-weight="bold" officeooo:rsid="004da9a7" style:font-weight-asian="bold" style:font-weight-complex="bold"/>
    </style:style>
    <style:style style:name="T53" style:family="text">
      <style:text-properties fo:font-weight="bold" officeooo:rsid="0054bd66" style:font-weight-asian="bold" style:font-weight-complex="bold"/>
    </style:style>
    <style:style style:name="T54" style:family="text">
      <style:text-properties fo:font-weight="bold" officeooo:rsid="00569363" style:font-weight-asian="bold" style:font-weight-complex="bold"/>
    </style:style>
    <style:style style:name="T55" style:family="text">
      <style:text-properties officeooo:rsid="00569363"/>
    </style:style>
    <style:style style:name="T56" style:family="text">
      <style:text-properties officeooo:rsid="00583e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nty - <text:span text:style-name="T4">$449.00</text:span></text:p>
      <text:p text:style-name="P1">Tinymight 2 - <text:span text:style-name="T3">$349.00</text:span></text:p>
      <text:p text:style-name="P1">PAX Plus - <text:span text:style-name="T2">$200.00</text:span></text:p>
      <text:p text:style-name="P1">Arizer Air MAX - <text:span text:style-name="T1">$184.95</text:span></text:p>
      <text:p text:style-name="P1">Planet of the Vapes Lobo - $159.95</text:p>
      <text:p text:style-name="P1"/>
      <text:p text:style-name="P2">Hey everyone, <text:span text:style-name="T27">im new to the dry herb vaping market and </text:span><text:span text:style-name="T34">i</text:span><text:span text:style-name="T27">m</text:span><text:span text:style-name="T8"> </text:span><text:span text:style-name="T27">seeking</text:span> your advise. <text:span text:style-name="T8">For clarification </text:span><text:span text:style-name="T9">m</text:span>y current knowlage is based off youtube and reddit posts. I repetetly see certain brands being recommended but im not sure if they actually <text:span text:style-name="T10">achieve the kind of high I want to experience.</text:span></text:p>
      <text:p text:style-name="P1"/>
      <text:p text:style-name="P4">Essencially I want to maximize my flower<text:span text:style-name="T21">s duration</text:span> <text:span text:style-name="T13">and get “blasted”</text:span>. <text:span text:style-name="T14">I currently smoke everyday and a</text:span> session for me last about <text:span text:style-name="T35">3-</text:span>5 hours. Typically I smoke 1-<text:span text:style-name="T36">2</text:span> bowls at the start and then take a few hits later to extend the high. <text:span text:style-name="T11">As an average</text:span> I go through an 1/8th a week. <text:span text:style-name="T26">Ideally v</text:span><text:span text:style-name="T17">aping </text:span><text:span text:style-name="T12">shouldn’t decrease the number of days </text:span><text:span text:style-name="T18">my </text:span><text:span text:style-name="T28">flower</text:span><text:span text:style-name="T18"> </text:span><text:span text:style-name="T22">will </text:span><text:span text:style-name="T18">last me</text:span><text:span text:style-name="T12">. </text:span><text:span text:style-name="T23">Ach</text:span><text:span text:style-name="T24">e</text:span><text:span text:style-name="T23">iving</text:span><text:span text:style-name="T15"> th</text:span><text:span text:style-name="T25">e</text:span><text:span text:style-name="T15"> same level of “blasted” that I get from my bowl </text:span><text:span text:style-name="T19">is my preferance </text:span><text:span text:style-name="T20">but</text:span><text:span text:style-name="T15"> im willing to make co</text:span><text:span text:style-name="T16">m</text:span><text:span text:style-name="T15">promizes.</text:span></text:p>
      <text:p text:style-name="P1"/>
      <text:p text:style-name="P5"><text:span text:style-name="T6">My requirments for the vaporizer </text:span>a<text:span text:style-name="T6">re a</text:span> large chamber, all day battery <text:span text:style-name="T6">life</text:span>, water pipe attachments, persise tempature control <text:span text:style-name="T5">and </text:span><text:span text:style-name="T7">must </text:span><text:span text:style-name="T5">be portable</text:span>. <text:span text:style-name="T5">I will only be using flower ; no concentrate. </text:span><text:span text:style-name="T7">The budget isnt set however the device performance is a higher priorty than the cost. </text:span><text:span text:style-name="T37">I</text:span><text:span text:style-name="T12">m not sure if all these requirments can be fullfilled in a single device so im fine with sacrafises being made.</text:span></text:p>
      <text:p text:style-name="P5"/>
      <text:p text:style-name="P3">I know most of these dry herb vapes are up to personal preferance <text:span text:style-name="T32">but </text:span><text:span text:style-name="T33">please </text:span><text:span text:style-name="T32">try and be as objective as possible</text:span>. <text:span text:style-name="T32">That being said </text:span>if you feel like you get a better high from one device over the other that’d be helpful to know <text:span text:style-name="T29">too</text:span>. <text:span text:style-name="T30">Thanks </text:span><text:span text:style-name="T31">in advance!</text:span></text:p>
      <text:p text:style-name="P3"/>
      <text:p text:style-name="P6">So let me get this straight. <text:span text:style-name="T38">You need me to get a irl job for me to smoke again. And not smoke vape? Really. Your entire plan revolves around what? Redemtion ark? Lol. Alright so “redemption”. Leveling yourself up right? The perfect self. Funny. All this talk and no action. How many times have we mastubated today? 2 times. Watched porn? Also 2 times? And how many more times are you gonna view it today? 5 plus for sure. Don’t bullshit me. </text:span><text:span text:style-name="T39">So lets backtrack. Perfect sqedual? All revolves around a job. Retail you said correct? Something easy. No hard labor. Right. So thats why you said retail. Now I understand we have a goal of never needing money again. Hense the 1 backpack. Even then we will still have a few bills. Wifi. Cell. Huh. Maybe your right. Interesting. </text:span><text:span text:style-name="T40">Okay. So I found the document containing the harvard list of rich foods. The catagories are vitamins, minerals, fats, carbohydrates and blood sugar. Alright this is my mission tonight. Refine this list. Get all the food repetetly mentioned.</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omatoes – <text:span text:style-name="T48">Vitamin</text:span><text:span text:style-name="T40"> A, C – </text:span><text:span text:style-name="T48">Mineral</text:span><text:span text:style-name="T53">s</text:span><text:span text:style-name="T40"> Phosphorus, Potassium </text:span></text:p>
      <text:p text:style-name="P7">Red bell pepper - <text:span text:style-name="T48">Vitamin</text:span><text:span text:style-name="T40"> A, </text:span><text:span text:style-name="T41">E</text:span></text:p>
      <text:p text:style-name="P8">Cantaloupe - <text:span text:style-name="T47">Vitamin</text:span> A, <text:span text:style-name="T42">B6 – </text:span><text:span text:style-name="T52">Mineral</text:span><text:span text:style-name="T53">s</text:span><text:span text:style-name="T42"> </text:span><text:span text:style-name="T40">Potassium </text:span></text:p>
      <text:p text:style-name="P9"><text:span text:style-name="T43">M</text:span>ango<text:span text:style-name="T43">s -</text:span> <text:span text:style-name="T48">Vitamin</text:span><text:span text:style-name="T40"> A, </text:span><text:span text:style-name="T41">E</text:span></text:p>
      <text:p text:style-name="P9">Beef liver - <text:span text:style-name="T47">Vitamin</text:span> A, <text:span text:style-name="T44">B2, B3, B6, B7, D – </text:span><text:span text:style-name="T51">Minerals</text:span><text:span text:style-name="T44"> Choline, Copper, Iodine, Molybdenum</text:span></text:p>
      <text:p text:style-name="P9">Fish oils – <text:span text:style-name="T49">Vitamin</text:span><text:span text:style-name="T45"> A</text:span></text:p>
      <text:p text:style-name="P9">Milk – <text:span text:style-name="T50">Vitamin</text:span><text:span text:style-name="T46"> A, B2, B5, B12, D – </text:span><text:span text:style-name="T50">Minerals</text:span><text:span text:style-name="T46"> Choline, Calcium, Iodine, Magneesium, Molybdenum, Nickel, Phosphorus, Potassium</text:span></text:p>
      <text:p text:style-name="P10"><text:span text:style-name="T55">Eggs – </text:span><text:span text:style-name="T56">Vitamin A, B2, B5, B7, B9, B1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Maple Mono" svg:font-family="'Maple Mono'"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2T22:17:28.053940417</meta:creation-date>
    <dc:date>2024-02-03T20:02:12.367854121</dc:date>
    <meta:editing-duration>PT4H15M16S</meta:editing-duration>
    <meta:editing-cycles>71</meta:editing-cycles>
    <meta:generator>LibreOffice/7.5.9.2$Linux_X86_64 LibreOffice_project/50$Build-2</meta:generator>
    <meta:document-statistic meta:table-count="0" meta:image-count="0" meta:object-count="0" meta:page-count="2" meta:paragraph-count="18" meta:word-count="524" meta:character-count="2943" meta:non-whitespace-character-count="2426"/>
  </office:meta>
</office:document-meta>
</file>